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ff8c06010" style:family="table" style:master-page-name="ta-mp-0x7faff8c06010">
      <style:table-properties table:display="true" style:writing-mode="lr-tb"/>
    </style:style>
    <style:style style:name="ta-0x7faff8c06200" style:family="table" style:master-page-name="ta-mp-0x7faff8c06200">
      <style:table-properties table:display="true" style:writing-mode="lr-tb"/>
    </style:style>
    <style:style style:name="ta-0x7faff8c063f0" style:family="table" style:master-page-name="ta-mp-0x7faff8c063f0">
      <style:table-properties table:display="true" style:writing-mode="lr-tb"/>
    </style:style>
    <style:style style:name="ta-0x7faff8c065e0" style:family="table" style:master-page-name="ta-mp-0x7faff8c065e0">
      <style:table-properties table:display="true" style:writing-mode="lr-tb"/>
    </style:style>
    <style:style style:name="ta-0x7faff8c067d0" style:family="table" style:master-page-name="ta-mp-0x7faff8c067d0">
      <style:table-properties table:display="true" style:writing-mode="lr-tb"/>
    </style:style>
    <style:style style:name="ta-0x7faff8c069c0" style:family="table" style:master-page-name="ta-mp-0x7faff8c06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aff8c2575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587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59a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5ac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5bf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5d1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f8c25e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56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3c1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f8c253d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415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4bc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5f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3c2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f8c261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65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68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62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665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69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f8c24e1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506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52b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6a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3c3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f8c26d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70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74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6e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71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75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f8c2472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550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518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76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3c4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f8c278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7c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80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7a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7d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81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f8c24a9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44d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45f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82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3c6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004ab85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88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8c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86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89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8d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f8c24ce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497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2428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8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aff8c3c7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004ab90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94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97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92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95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004ab98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11.00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aff8bb052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aff8baa3b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aff8b99bd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aff8b9893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aff8bddd0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aff8c06010" table:print="false">
        <office:forms form:automatic-focus="false" form:apply-design-mode="false">
          <form:form/>
        </office:forms>
        <table:table-column table:default-cell-style-name="ACE-0x7faff8c25628" table:style-name="ACOL-1"/>
        <table:table-column table:style-name="ACOL-0" table:number-columns-repeated="127"/>
        <table:table-row table:style-name="AROW-0">
          <table:table-cell table:style-name="ACE-0x7faff8c2575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aff8c25878" table:content-validation-name="VAL-0x7faff8bb052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aff8c259a0" table:content-validation-name="VAL-0x7faff8baa3b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aff8c25ac8" table:content-validation-name="VAL-0x7faff8b99bd0" office:value-type="string">
            <text:p>SearchProduct</text:p>
          </table:table-cell>
          <table:table-cell table:number-columns-repeated="127" table:style-name="Gnumeric-default"/>
        </table:table-row>
        <table:table-row table:style-name="AROW-0">
          <table:table-cell table:style-name="ACE-0x7faff8c25bf0" table:content-validation-name="VAL-0x7faff8b98930" office:value-type="string">
            <text:p>CountStatusDropDownValues</text:p>
          </table:table-cell>
          <table:table-cell table:number-columns-repeated="127" table:style-name="Gnumeric-default"/>
        </table:table-row>
        <table:table-row table:style-name="AROW-0">
          <table:table-cell table:style-name="ACE-0x7faff8c25d1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aff8c25e40" table:content-validation-name="VAL-0x7faff8bddd0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aff8c06200" table:print="false">
        <office:forms form:automatic-focus="false" form:apply-design-mode="false">
          <form:form/>
        </office:forms>
        <table:table-column table:default-cell-style-name="ACE-0x7faff8c25f68" table:style-name="ACOL-3"/>
        <table:table-column table:default-cell-style-name="ACE-0x7faff8c25f68" table:style-name="ACOL-4"/>
        <table:table-column table:default-cell-style-name="ACE-0x7faff8c25f68" table:style-name="ACOL-5"/>
        <table:table-column table:default-cell-style-name="ACE-0x7faff8c25f68" table:style-name="ACOL-6"/>
        <table:table-column table:default-cell-style-name="ACE-0x7faff8c25f68" table:style-name="ACOL-7" table:number-columns-repeated="2"/>
        <table:table-column table:default-cell-style-name="ACE-0x7faff8c25f68" table:style-name="ACOL-8"/>
        <table:table-column table:default-cell-style-name="ACE-0x7faff8c25f68" table:style-name="ACOL-9"/>
        <table:table-column table:default-cell-style-name="ACE-0x7faff8c3c2a0" table:style-name="ACOL-0" table:number-columns-repeated="120"/>
        <table:table-row table:style-name="AROW-0">
          <table:table-cell table:style-name="ACE-0x7faff8c253d8" office:value-type="string">
            <text:p>User Name</text:p>
          </table:table-cell>
          <table:table-cell table:style-name="ACE-0x7faff8c261b8" office:value-type="string">
            <text:p>Password</text:p>
          </table:table-cell>
          <table:table-cell table:style-name="ACE-0x7faff8c262e0" office:value-type="string">
            <text:p>SearchTextName</text:p>
          </table:table-cell>
          <table:table-cell table:number-columns-repeated="5" table:style-name="ACE-0x7faff8c25f68"/>
          <table:table-cell table:number-columns-repeated="120" table:style-name="ACE-0x7faff8c3c2a0"/>
        </table:table-row>
        <table:table-row table:style-name="AROW-0">
          <table:table-cell table:style-name="ACE-0x7faff8c24158" office:value-type="string">
            <text:p>testshopclue@sc.com</text:p>
          </table:table-cell>
          <table:table-cell table:style-name="ACE-0x7faff8c26530" office:value-type="float" office:value="123456">
            <text:p>123456</text:p>
          </table:table-cell>
          <table:table-cell table:style-name="ACE-0x7faff8c26658" office:value-type="string">
            <text:p>Shirt</text:p>
          </table:table-cell>
          <table:table-cell table:number-columns-repeated="5" table:style-name="ACE-0x7faff8c25f68"/>
          <table:table-cell table:number-columns-repeated="120" table:style-name="ACE-0x7faff8c3c2a0"/>
        </table:table-row>
        <table:table-row table:style-name="AROW-0">
          <table:table-cell table:style-name="ACE-0x7faff8c24bc0" office:value-type="string">
            <text:p>testshopclue@sc.com</text:p>
          </table:table-cell>
          <table:table-cell table:style-name="ACE-0x7faff8c268a8" office:value-type="float" office:value="123456">
            <text:p>123456</text:p>
          </table:table-cell>
          <table:table-cell table:style-name="ACE-0x7faff8c269d0"/>
          <table:table-cell table:number-columns-repeated="5" table:style-name="ACE-0x7faff8c25f68"/>
          <table:table-cell table:number-columns-repeated="120" table:style-name="ACE-0x7faff8c3c2a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aff8c3c2a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aff8c063f0" table:print="false">
        <office:forms form:automatic-focus="false" form:apply-design-mode="false">
          <form:form/>
        </office:forms>
        <table:table-column table:default-cell-style-name="ACE-0x7faff8c26af8" table:style-name="ACOL-3"/>
        <table:table-column table:default-cell-style-name="ACE-0x7faff8c26af8" table:style-name="ACOL-4"/>
        <table:table-column table:default-cell-style-name="ACE-0x7faff8c26af8" table:style-name="ACOL-5"/>
        <table:table-column table:default-cell-style-name="ACE-0x7faff8c26af8" table:style-name="ACOL-6"/>
        <table:table-column table:default-cell-style-name="ACE-0x7faff8c26af8" table:style-name="ACOL-7" table:number-columns-repeated="2"/>
        <table:table-column table:default-cell-style-name="ACE-0x7faff8c26af8" table:style-name="ACOL-8"/>
        <table:table-column table:default-cell-style-name="ACE-0x7faff8c26af8" table:style-name="ACOL-9"/>
        <table:table-column table:default-cell-style-name="ACE-0x7faff8c3c3c8" table:style-name="ACOL-0" table:number-columns-repeated="120"/>
        <table:table-row table:style-name="AROW-0">
          <table:table-cell table:style-name="ACE-0x7faff8c24e10" office:value-type="string">
            <text:p>User Name</text:p>
          </table:table-cell>
          <table:table-cell table:style-name="ACE-0x7faff8c26d48" office:value-type="string">
            <text:p>Password</text:p>
          </table:table-cell>
          <table:table-cell table:style-name="ACE-0x7faff8c26e70" office:value-type="string">
            <text:p>SearchTextName</text:p>
          </table:table-cell>
          <table:table-cell table:number-columns-repeated="5" table:style-name="ACE-0x7faff8c26af8"/>
          <table:table-cell table:number-columns-repeated="120" table:style-name="ACE-0x7faff8c3c3c8"/>
        </table:table-row>
        <table:table-row table:style-name="AROW-0">
          <table:table-cell table:style-name="ACE-0x7faff8c25060" office:value-type="string">
            <text:p>testshopclue@sc.com</text:p>
          </table:table-cell>
          <table:table-cell table:style-name="ACE-0x7faff8c270c0" office:value-type="float" office:value="123456">
            <text:p>123456</text:p>
          </table:table-cell>
          <table:table-cell table:style-name="ACE-0x7faff8c271e8" office:value-type="string">
            <text:p>Shirt</text:p>
          </table:table-cell>
          <table:table-cell table:number-columns-repeated="5" table:style-name="ACE-0x7faff8c26af8"/>
          <table:table-cell table:number-columns-repeated="120" table:style-name="ACE-0x7faff8c3c3c8"/>
        </table:table-row>
        <table:table-row table:style-name="AROW-0">
          <table:table-cell table:style-name="ACE-0x7faff8c252b0" office:value-type="string">
            <text:p>testshopclue@sc.com</text:p>
          </table:table-cell>
          <table:table-cell table:style-name="ACE-0x7faff8c27438" office:value-type="float" office:value="123456">
            <text:p>123456</text:p>
          </table:table-cell>
          <table:table-cell table:style-name="ACE-0x7faff8c27560"/>
          <table:table-cell table:number-columns-repeated="5" table:style-name="ACE-0x7faff8c26af8"/>
          <table:table-cell table:number-columns-repeated="120" table:style-name="ACE-0x7faff8c3c3c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aff8c3c3c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aff8c065e0" table:print="false">
        <office:forms form:automatic-focus="false" form:apply-design-mode="false">
          <form:form/>
        </office:forms>
        <table:table-column table:default-cell-style-name="ACE-0x7faff8c27688" table:style-name="ACOL-3"/>
        <table:table-column table:default-cell-style-name="ACE-0x7faff8c27688" table:style-name="ACOL-4"/>
        <table:table-column table:default-cell-style-name="ACE-0x7faff8c27688" table:style-name="ACOL-5"/>
        <table:table-column table:default-cell-style-name="ACE-0x7faff8c27688" table:style-name="ACOL-6"/>
        <table:table-column table:default-cell-style-name="ACE-0x7faff8c27688" table:style-name="ACOL-7" table:number-columns-repeated="2"/>
        <table:table-column table:default-cell-style-name="ACE-0x7faff8c27688" table:style-name="ACOL-8"/>
        <table:table-column table:default-cell-style-name="ACE-0x7faff8c27688" table:style-name="ACOL-9"/>
        <table:table-column table:default-cell-style-name="ACE-0x7faff8c3c4f0" table:style-name="ACOL-0" table:number-columns-repeated="120"/>
        <table:table-row table:style-name="AROW-0">
          <table:table-cell table:style-name="ACE-0x7faff8c24720" office:value-type="string">
            <text:p>User Name</text:p>
          </table:table-cell>
          <table:table-cell table:style-name="ACE-0x7faff8c278d8" office:value-type="string">
            <text:p>Password</text:p>
          </table:table-cell>
          <table:table-cell table:style-name="ACE-0x7faff8c27a00" office:value-type="string">
            <text:p>SearchTextName</text:p>
          </table:table-cell>
          <table:table-cell table:number-columns-repeated="5" table:style-name="ACE-0x7faff8c27688"/>
          <table:table-cell table:number-columns-repeated="120" table:style-name="ACE-0x7faff8c3c4f0"/>
        </table:table-row>
        <table:table-row table:style-name="AROW-0">
          <table:table-cell table:style-name="ACE-0x7faff8c25500" office:value-type="string">
            <text:p>testshopclue@sc.com</text:p>
          </table:table-cell>
          <table:table-cell table:style-name="ACE-0x7faff8c27c50" office:value-type="float" office:value="123456">
            <text:p>123456</text:p>
          </table:table-cell>
          <table:table-cell table:style-name="ACE-0x7faff8c27d78" office:value-type="string">
            <text:p>Shirt</text:p>
          </table:table-cell>
          <table:table-cell table:number-columns-repeated="5" table:style-name="ACE-0x7faff8c27688"/>
          <table:table-cell table:number-columns-repeated="120" table:style-name="ACE-0x7faff8c3c4f0"/>
        </table:table-row>
        <table:table-row table:style-name="AROW-0">
          <table:table-cell table:style-name="ACE-0x7faff8c25188" office:value-type="string">
            <text:p>testshopclue@sc.com</text:p>
          </table:table-cell>
          <table:table-cell table:style-name="ACE-0x7fb004ab80a8" office:value-type="float" office:value="123456">
            <text:p>123456</text:p>
          </table:table-cell>
          <table:table-cell table:style-name="ACE-0x7fb004ab81d0"/>
          <table:table-cell table:number-columns-repeated="5" table:style-name="ACE-0x7faff8c27688"/>
          <table:table-cell table:number-columns-repeated="120" table:style-name="ACE-0x7faff8c3c4f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aff8c3c4f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aff8c067d0" table:print="false">
        <office:forms form:automatic-focus="false" form:apply-design-mode="false">
          <form:form/>
        </office:forms>
        <table:table-column table:default-cell-style-name="ACE-0x7fb004ab82f8" table:style-name="ACOL-3"/>
        <table:table-column table:default-cell-style-name="ACE-0x7fb004ab82f8" table:style-name="ACOL-4"/>
        <table:table-column table:default-cell-style-name="ACE-0x7fb004ab82f8" table:style-name="ACOL-5"/>
        <table:table-column table:default-cell-style-name="ACE-0x7fb004ab82f8" table:style-name="ACOL-6"/>
        <table:table-column table:default-cell-style-name="ACE-0x7fb004ab82f8" table:style-name="ACOL-7" table:number-columns-repeated="2"/>
        <table:table-column table:default-cell-style-name="ACE-0x7fb004ab82f8" table:style-name="ACOL-8"/>
        <table:table-column table:default-cell-style-name="ACE-0x7fb004ab82f8" table:style-name="ACOL-9"/>
        <table:table-column table:default-cell-style-name="ACE-0x7faff8c3c618" table:style-name="ACOL-0" table:number-columns-repeated="120"/>
        <table:table-row table:style-name="AROW-0">
          <table:table-cell table:style-name="ACE-0x7faff8c24a98" office:value-type="string">
            <text:p>User Name</text:p>
          </table:table-cell>
          <table:table-cell table:style-name="ACE-0x7fb004ab8548" office:value-type="string">
            <text:p>Password</text:p>
          </table:table-cell>
          <table:table-cell table:style-name="ACE-0x7fb004ab8670" office:value-type="string">
            <text:p>SearchTextName</text:p>
          </table:table-cell>
          <table:table-cell table:number-columns-repeated="5" table:style-name="ACE-0x7fb004ab82f8"/>
          <table:table-cell table:number-columns-repeated="120" table:style-name="ACE-0x7faff8c3c618"/>
        </table:table-row>
        <table:table-row table:style-name="AROW-0">
          <table:table-cell table:style-name="ACE-0x7faff8c244d0" office:value-type="string">
            <text:p>testshopclue@sc.com</text:p>
          </table:table-cell>
          <table:table-cell table:style-name="ACE-0x7fb004ab88c0" office:value-type="float" office:value="123456">
            <text:p>123456</text:p>
          </table:table-cell>
          <table:table-cell table:style-name="ACE-0x7fb004ab89e8" office:value-type="string">
            <text:p>Shirt</text:p>
          </table:table-cell>
          <table:table-cell table:number-columns-repeated="5" table:style-name="ACE-0x7fb004ab82f8"/>
          <table:table-cell table:number-columns-repeated="120" table:style-name="ACE-0x7faff8c3c618"/>
        </table:table-row>
        <table:table-row table:style-name="AROW-0">
          <table:table-cell table:style-name="ACE-0x7faff8c245f8" office:value-type="string">
            <text:p>testshopclue@sc.com</text:p>
          </table:table-cell>
          <table:table-cell table:style-name="ACE-0x7fb004ab8c38" office:value-type="float" office:value="123456">
            <text:p>123456</text:p>
          </table:table-cell>
          <table:table-cell table:style-name="ACE-0x7fb004ab8d60"/>
          <table:table-cell table:number-columns-repeated="5" table:style-name="ACE-0x7fb004ab82f8"/>
          <table:table-cell table:number-columns-repeated="120" table:style-name="ACE-0x7faff8c3c61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aff8c3c61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aff8c069c0" table:print="false">
        <office:forms form:automatic-focus="false" form:apply-design-mode="false">
          <form:form/>
        </office:forms>
        <table:table-column table:default-cell-style-name="ACE-0x7fb004ab8e88" table:style-name="ACOL-3"/>
        <table:table-column table:default-cell-style-name="ACE-0x7fb004ab8e88" table:style-name="ACOL-4"/>
        <table:table-column table:default-cell-style-name="ACE-0x7fb004ab8e88" table:style-name="ACOL-5"/>
        <table:table-column table:default-cell-style-name="ACE-0x7fb004ab8e88" table:style-name="ACOL-6"/>
        <table:table-column table:default-cell-style-name="ACE-0x7fb004ab8e88" table:style-name="ACOL-7" table:number-columns-repeated="2"/>
        <table:table-column table:default-cell-style-name="ACE-0x7fb004ab8e88" table:style-name="ACOL-8"/>
        <table:table-column table:default-cell-style-name="ACE-0x7fb004ab8e88" table:style-name="ACOL-9"/>
        <table:table-column table:default-cell-style-name="ACE-0x7faff8c3c740" table:style-name="ACOL-0" table:number-columns-repeated="120"/>
        <table:table-row table:style-name="AROW-0">
          <table:table-cell table:style-name="ACE-0x7faff8c24ce8" office:value-type="string">
            <text:p>User Name</text:p>
          </table:table-cell>
          <table:table-cell table:style-name="ACE-0x7fb004ab90d8" office:value-type="string">
            <text:p>Password</text:p>
          </table:table-cell>
          <table:table-cell table:style-name="ACE-0x7fb004ab9200" office:value-type="string">
            <text:p>SearchTextName</text:p>
          </table:table-cell>
          <table:table-cell table:number-columns-repeated="5" table:style-name="ACE-0x7fb004ab8e88"/>
          <table:table-cell table:number-columns-repeated="120" table:style-name="ACE-0x7faff8c3c740"/>
        </table:table-row>
        <table:table-row table:style-name="AROW-0">
          <table:table-cell table:style-name="ACE-0x7faff8c24970" office:value-type="string">
            <text:p>testshopclue@sc.com</text:p>
          </table:table-cell>
          <table:table-cell table:style-name="ACE-0x7fb004ab9450" office:value-type="float" office:value="123456">
            <text:p>123456</text:p>
          </table:table-cell>
          <table:table-cell table:style-name="ACE-0x7fb004ab9578" office:value-type="string">
            <text:p>Shirt</text:p>
          </table:table-cell>
          <table:table-cell table:number-columns-repeated="5" table:style-name="ACE-0x7fb004ab8e88"/>
          <table:table-cell table:number-columns-repeated="120" table:style-name="ACE-0x7faff8c3c740"/>
        </table:table-row>
        <table:table-row table:style-name="AROW-0">
          <table:table-cell table:style-name="ACE-0x7faff8c24280" office:value-type="string">
            <text:p>testshopclue@sc.com</text:p>
          </table:table-cell>
          <table:table-cell table:style-name="ACE-0x7fb004ab97c8" office:value-type="float" office:value="123456">
            <text:p>123456</text:p>
          </table:table-cell>
          <table:table-cell table:style-name="ACE-0x7fb004ab98f0"/>
          <table:table-cell table:number-columns-repeated="5" table:style-name="ACE-0x7fb004ab8e88"/>
          <table:table-cell table:number-columns-repeated="120" table:style-name="ACE-0x7faff8c3c74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aff8c3c74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aff8bd09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f8c09b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f8c0b2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f8bc1a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001950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00190f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aff8c06010" style:display-name="TestCase" style:page-layout-name="pl-0x7faff8bd09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f8c06200" style:display-name="AQA1_TestData" style:page-layout-name="pl-0x7faff8c09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f8c063f0" style:display-name="AQA2_TestData" style:page-layout-name="pl-0x7faff8c0b2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f8c065e0" style:display-name="AQA3_TestData" style:page-layout-name="pl-0x7faff8bc1a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f8c067d0" style:display-name="AQA4_TestData" style:page-layout-name="pl-0x7fb001950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f8c069c0" style:display-name="AQA5_TestData" style:page-layout-name="pl-0x7fb00190f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02:18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